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7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1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1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38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39" style:family="paragraph" style:parent-style-name="Table_20_Contents" style:list-style-name="L14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40" style:family="paragraph" style:parent-style-name="Table_20_Contents" style:list-style-name="L15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41" style:family="paragraph" style:parent-style-name="Table_20_Contents" style:list-style-name="L16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6220068894922084438" text:style-name="L1">
        <text:list-item>
          <text:p text:style-name="P18">REVIEW </text:p>
        </text:list-item>
        <text:list-item>
          <text:p text:style-name="P18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6"/>
          </table:table-cell>
        </table:table-row>
      </table:table>
      <text:list xml:id="list38554776" text:continue-numbering="true" text:style-name="L1">
        <text:list-item>
          <text:list>
            <text:list-item>
              <text:p text:style-name="P18">==&gt; COMP</text:p>
            </text:list-item>
          </text:list>
        </text:list-item>
        <text:list-item>
          <text:p text:style-name="P18"/>
        </text:list-item>
      </text:list>
      <text:p text:style-name="P5"/>
      <text:p text:style-name="P5">[next]</text:p>
      <text:list xml:id="list1442115516873561642" text:style-name="L2">
        <text:list-item>
          <text:p text:style-name="P19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6"/>
          </table:table-cell>
        </table:table-row>
      </table:table>
      <text:list xml:id="list38577472" text:continue-numbering="true" text:style-name="L2">
        <text:list-item>
          <text:p text:style-name="P19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2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1093602483986867154" text:style-name="L3">
        <text:list-item>
          <text:p text:style-name="P20">REVIEW </text:p>
        </text:list-item>
        <text:list-item>
          <text:p text:style-name="P20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list xml:id="list38570432" text:continue-numbering="true" text:style-name="L3">
        <text:list-item>
          <text:p text:style-name="P20"/>
        </text:list-item>
      </text:list>
      <text:p text:style-name="P5">[next]</text:p>
      <text:list xml:id="list7846010453351126899" text:style-name="L4">
        <text:list-item>
          <text:p text:style-name="P21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6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6"/>
          </table:table-cell>
        </table:table-row>
      </table:table>
      <text:list xml:id="list38555398" text:continue-numbering="true" text:style-name="L4">
        <text:list-item>
          <text:p text:style-name="P21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2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1278578804754164459" text:style-name="L5">
        <text:list-item>
          <text:p text:style-name="P22">REVIEW </text:p>
        </text:list-item>
        <text:list-item>
          <text:p text:style-name="P22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6"/>
          </table:table-cell>
        </table:table-row>
      </table:table>
      <text:list xml:id="list38546527" text:continue-numbering="true" text:style-name="L5">
        <text:list-item>
          <text:p text:style-name="P22"/>
          <text:list>
            <text:list-item>
              <text:p text:style-name="P22"/>
            </text:list-item>
          </text:list>
        </text:list-item>
      </text:list>
      <text:p text:style-name="P5"/>
      <text:p text:style-name="P5">[next]</text:p>
      <text:list xml:id="list7194051184836551590" text:style-name="L6">
        <text:list-item>
          <text:p text:style-name="P23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6"/>
          </table:table-cell>
        </table:table-row>
      </table:table>
      <text:list xml:id="list38550667" text:continue-numbering="true" text:style-name="L6">
        <text:list-item>
          <text:p text:style-name="P23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2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1198471876394768462" text:style-name="L7">
        <text:list-item>
          <text:p text:style-name="P24">REVIEW </text:p>
        </text:list-item>
        <text:list-item>
          <text:p text:style-name="P24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6"/>
          </table:table-cell>
        </table:table-row>
      </table:table>
      <text:list xml:id="list38552659" text:continue-numbering="true" text:style-name="L7">
        <text:list-item>
          <text:p text:style-name="P24"><text:soft-page-break/>TASK-2 : #21</text:p>
        </text:list-item>
      </text:list>
      <text:p text:style-name="P5"/>
      <text:p text:style-name="P5">[next]</text:p>
      <text:list xml:id="list5387273983061331705" text:style-name="L8">
        <text:list-item>
          <text:p text:style-name="P30">TASK : #22</text:p>
        </text:list-item>
      </text:list>
      <text:p text:style-name="P5">[further]</text:p>
      <text:p text:style-name="P13"><text:line-break/><text:span text:style-name="T5">[/ XXX] 20200613_171508</text:span></text:p>
      <text:p text:style-name="P6"/>
      <text:p text:style-name="P2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3"/>
      <text:p text:style-name="P5">[do] <text:span text:style-name="T4">#_ </text:span></text:p>
      <text:list xml:id="list1562654308439604452" text:style-name="L9">
        <text:list-item>
          <text:p text:style-name="P25">REVIEW </text:p>
        </text:list-item>
        <text:list-item>
          <text:p text:style-name="P25"><text:span text:style-name="T4">#_ </text:span>TASK-1 : #22</text:p>
        </text:list-item>
        <text:list-item>
          <text:p text:style-name="P25"><text:span text:style-name="T4">#_ </text:span>SEG-1 : search ==&gt; “plasma microwave discharge”</text:p>
          <text:list>
            <text:list-item>
              <text:p text:style-name="P25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25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763881091762393803" text:style-name="L10">
        <text:list-item>
          <text:p text:style-name="P27">TASK : M-47 / #21.1 “<text:span text:style-name="T9">Gliding arc (GA) discharge</text:span>”</text:p>
        </text:list-item>
      </text:list>
      <text:p text:style-name="P5">[further]</text:p>
      <text:p text:style-name="P13"><text:line-break/><text:soft-page-break/><text:span text:style-name="T5">[/ XXX] 20200616_183312</text:span></text:p>
      <text:p text:style-name="P6"/>
      <text:p text:style-name="P2">@@@</text:p>
      <text:p text:style-name="P5"><text:span text:style-name="T2">23_42</text:span>----------------------------------------------------------------</text:p>
      <text:p text:style-name="P8">[43] res free# JVEMV6 37#23_X / 37. miscs / 23. CO2 / XXX</text:p>
      <text:p text:style-name="P3"/>
      <text:p text:style-name="P5">[do] <text:span text:style-name="T4">#_ </text:span></text:p>
      <text:list xml:id="list6868028453531353861" text:style-name="L18">
        <text:list-item>
          <text:p text:style-name="P28">REVIEW </text:p>
        </text:list-item>
        <text:list-item>
          <text:p text:style-name="P28">TASK-1</text:p>
        </text:list-item>
      </text:list>
      <text:p text:style-name="P5">[next]</text:p>
      <text:list xml:id="list6977567060058531939" text:style-name="L17">
        <text:list-item>
          <text:p text:style-name="P33">TASK</text:p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3"/>
      <text:p text:style-name="P3"/>
      <text:p text:style-name="P3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38547795" text:continue-list="list38570432" text:style-name="L3">
        <text:list-item>
          <text:p text:style-name="P20">REVIEW </text:p>
        </text:list-item>
        <text:list-item>
          <text:p text:style-name="P20">TASK-1</text:p>
          <text:list>
            <text:list-item>
              <text:p text:style-name="P20"/>
            </text:list-item>
          </text:list>
        </text:list-item>
      </text:list>
      <text:p text:style-name="P5"><text:soft-page-break/>[next]</text:p>
      <text:list xml:id="list163434597531515303" text:style-name="L11">
        <text:list-item>
          <text:p text:style-name="P31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3"/>
      <text:p text:style-name="P3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6857428018208298310" text:style-name="L12">
        <text:list-item>
          <text:p text:style-name="P26">REVIEW </text:p>
        </text:list-item>
        <text:list-item>
          <text:p text:style-name="P26">TASK-1</text:p>
          <text:list>
            <text:list-item>
              <text:p text:style-name="P26">read</text:p>
            </text:list-item>
          </text:list>
        </text:list-item>
      </text:list>
      <text:section text:style-name="Sect1" text:name="セクション8">
        <text:list xml:id="list38573517" text:continue-numbering="true" text:style-name="L12">
          <text:list-item>
            <text:list>
              <text:list-item>
                <text:list>
                  <text:list-item>
                    <text:p text:style-name="P26">aa</text:p>
                  </text:list-item>
                  <text:list-item>
                    <text:p text:style-name="P26">bb</text:p>
                  </text:list-item>
                  <text:list-item>
                    <text:p text:style-name="P26">cc</text:p>
                  </text:list-item>
                </text:list>
              </text:list-item>
            </text:list>
          </text:list-item>
        </text:list>
      </text:section>
      <text:list xml:id="list38567086" text:continue-numbering="true" text:style-name="L12">
        <text:list-item>
          <text:list>
            <text:list-item>
              <text:p text:style-name="P26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7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7"/>
          </table:table-cell>
        </table:table-row>
      </table:table>
      <text:list xml:id="list38569745" text:continue-numbering="true" text:style-name="L12">
        <text:list-item>
          <text:list>
            <text:list-item>
              <text:p text:style-name="P26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7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7"/>
          </table:table-cell>
        </table:table-row>
      </table:table>
      <text:list xml:id="list38565638" text:continue-numbering="true" text:style-name="L12">
        <text:list-item>
          <text:p text:style-name="P26">aaa</text:p>
        </text:list-item>
        <text:list-item>
          <text:p text:style-name="P26"><text:soft-page-break/>aa</text:p>
          <text:list>
            <text:list-item>
              <text:p text:style-name="P26"/>
            </text:list-item>
          </text:list>
        </text:list-item>
      </text:list>
      <text:p text:style-name="P14"/>
      <text:p text:style-name="P5"/>
      <text:p text:style-name="P5">[next]</text:p>
      <text:list xml:id="list3935280421367275682" text:style-name="L13">
        <text:list-item>
          <text:p text:style-name="P32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<text:soft-page-break/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<text:soft-page-break/>JVE_37#23 : CO2 : 23_<text:span text:style-name="T8">[</text:span><text:span text:style-name="T7">42</text:span><text:span text:style-name="T8">]</text:span>) periodical updates^" &amp;&amp; e &amp;&amp; p</text:p>
          </table:table-cell>
        </table:table-row>
        <table:table-row>
          <table:table-cell table:style-name="表1.A3" office:value-type="string">
            <text:p text:style-name="P3">C:\WORKS_2\a.bat &amp;&amp; r oj &amp;&amp; git add -a &amp;&amp; git commit -m ^"(res : JVE_37#23 : CO2 : 23_<text:span text:style-name="T8">[</text:span><text:span text:style-name="T8">34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2453313933986639674" text:style-name="L14">
              <text:list-item>
                <text:p text:style-name="P39">C/P</text:p>
              </text:list-item>
              <text:list-item>
                <text:p text:style-name="P39">change</text:p>
                <text:list>
                  <text:list-item>
                    <text:p text:style-name="P39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ext:soft-page-break/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1778282085071121966" text:style-name="L15">
              <text:list-item>
                <text:p text:style-name="P40">top of the title lines, change ==&gt; session number</text:p>
              </text:list-item>
              <text:list-item>
                <text:p text:style-name="P40">current session num ==&gt; increment</text:p>
              </text:list-item>
              <text:list-item>
                <text:p text:style-name="P40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4496775045981263371" text:style-name="L16">
              <text:list-item>
                <text:p text:style-name="P41">doc</text:p>
              </text:list-item>
              <text:list-item>
                <text:p text:style-name="P41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16T18:34:50.52</dc:date>
    <dc:creator>iwabuchi ken</dc:creator>
    <meta:editing-duration>P1DT17H56M17S</meta:editing-duration>
    <meta:editing-cycles>237</meta:editing-cycles>
    <meta:generator>OpenOffice/4.1.3$Win32 OpenOffice.org_project/413m1$Build-9783</meta:generator>
    <meta:document-statistic meta:table-count="14" meta:image-count="0" meta:object-count="0" meta:page-count="11" meta:paragraph-count="169" meta:word-count="616" meta:character-count="4911"/>
  </office:meta>
</office:document-meta>
</file>